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sflogi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mbmsflogin               | service         | Active   | IPv4, IPv6 | -       | root   |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smart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10">
            <text:p>511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51110    | httpgobustersmart         | service, vhost  | Active   | IPv4, IPv6 | -       | nobody |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kiterunner</text:p>
          </table:table-cell>
          <table:table-cell table:style-name="ACE-0" office:value-type="string">
            <text:p>kiterunner</text:p>
          </table:table-cell>
          <table:table-cell table:style-name="ACE-0" office:value-type="float" office:value="51150">
            <text:p>511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1]&lt;0;&quot;- &quot;;TEXT([$'Collectors'.$F131];&quot;#&quot;))&amp;REPT(&quot; &quot;;[.$F$2]-LEN(TEXT([$'Collectors'.$F131];&quot;#&quot;)))&amp;&quot; | &quot;&amp;[$'Collectors'.$D131]&amp;REPT(&quot; &quot;;[.$D$2]-LEN([$'Collectors'.$D131]))&amp;&quot; | &quot;&amp;[$'Collectors'.$B131]&amp;REPT(&quot; &quot;;[.$B$2]-LEN([$'Collectors'.$B131]))&amp;&quot; | &quot;&amp;IF([.C131]=1;&quot;Active&quot;;IF([.C131]=2;&quot;Passive&quot;;&quot;Active*&quot;))&amp;REPT(&quot; &quot;;[.$C$2]-LEN(IF([.C131]=1;&quot;Active&quot;;IF([.C131]=2;&quot;Passive&quot;;&quot;Active*&quot;))))&amp;&quot; | &quot;&amp;TEXT([$'Collectors'.$I131];&quot;#&quot;)&amp;REPT(&quot; &quot;;[.$I$2]-LEN(TEXT([$'Collectors'.$I131];&quot;#&quot;)))&amp;&quot; | &quot;&amp;TEXT(IF(ISBLANK([$'Collectors'.$H131]);&quot;-&quot;;[$'Collectors'.$H131]);&quot;#&quot;)&amp;REPT(&quot; &quot;;[.$H$2]-LEN(TEXT(IF(ISBLANK([$'Collectors'.$H131]);&quot;-&quot;;[$'Collectors'.$H131]);&quot;#&quot;)))&amp;&quot; | &quot;&amp;TEXT(IF(ISBLANK([$'Collectors'.$J131]);&quot;-&quot;;[$'Collectors'.$J131]);&quot;#&quot;)&amp;REPT(&quot; &quot;;[.$J$2]-LEN(TEXT(IF(ISBLANK([$'Collectors'.$J131]);&quot;-&quot;;[$'Collectors'.$J131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32]&lt;0;&quot;- &quot;;TEXT([$'Collectors'.$F132];&quot;#&quot;))&amp;REPT(&quot; &quot;;[.$F$2]-LEN(TEXT([$'Collectors'.$F132];&quot;#&quot;)))&amp;&quot; | &quot;&amp;[$'Collectors'.$D132]&amp;REPT(&quot; &quot;;[.$D$2]-LEN([$'Collectors'.$D132]))&amp;&quot; | &quot;&amp;[$'Collectors'.$B132]&amp;REPT(&quot; &quot;;[.$B$2]-LEN([$'Collectors'.$B132]))&amp;&quot; | &quot;&amp;IF([.C132]=1;&quot;Active&quot;;IF([.C132]=2;&quot;Passive&quot;;&quot;Active*&quot;))&amp;REPT(&quot; &quot;;[.$C$2]-LEN(IF([.C132]=1;&quot;Active&quot;;IF([.C132]=2;&quot;Passive&quot;;&quot;Active*&quot;))))&amp;&quot; | &quot;&amp;TEXT([$'Collectors'.$I132];&quot;#&quot;)&amp;REPT(&quot; &quot;;[.$I$2]-LEN(TEXT([$'Collectors'.$I132];&quot;#&quot;)))&amp;&quot; | &quot;&amp;TEXT(IF(ISBLANK([$'Collectors'.$H132]);&quot;-&quot;;[$'Collectors'.$H132]);&quot;#&quot;)&amp;REPT(&quot; &quot;;[.$H$2]-LEN(TEXT(IF(ISBLANK([$'Collectors'.$H132]);&quot;-&quot;;[$'Collectors'.$H132]);&quot;#&quot;)))&amp;&quot; | &quot;&amp;TEXT(IF(ISBLANK([$'Collectors'.$J132]);&quot;-&quot;;[$'Collectors'.$J132]);&quot;#&quot;)&amp;REPT(&quot; &quot;;[.$J$2]-LEN(TEXT(IF(ISBLANK([$'Collectors'.$J132]);&quot;-&quot;;[$'Collectors'.$J132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4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13" gnm:cursor-row="10">
          <gnm:selection gnm:start-col="13" gnm:start-row="10" gnm:end-col="13" gnm:end-row="10"/>
        </gnm:selections>
      </table:table>
      <table:named-expressions>
        <table:named-range table:name="Table1" table:cell-range-address="$'Collectors'.$A$3:.$N$132" table:base-cell-address="$'Collectors'.$A$1"/>
      </table:named-expressions>
      <table:database-ranges>
        <table:database-range table:target-range-address="Collectors.A3:Collectors.N1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8-29T18:58:12Z</dc:date>
    <meta:creation-date>2018-08-23T16:26:45Z</meta:creation-date>
    <meta:generator>gnumeric/1.12.48</meta:generator>
    <meta:initial-creator>Lukas Reiter</meta:initial-creator>
  </office:meta>
</office:document-meta>
</file>